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11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47mm"/>
    </style:style>
    <style:style style:name="co5" style:family="table-column">
      <style:table-column-properties fo:break-before="auto" style:column-width="31.2mm"/>
    </style:style>
    <style:style style:name="co6" style:family="table-column">
      <style:table-column-properties fo:break-before="auto" style:column-width="2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ss Fraction</text:p>
          </table:table-cell>
          <table:table-cell office:value-type="string" calcext:value-type="string">
            <text:p>Volume Ratio</text:p>
          </table:table-cell>
          <table:table-cell office:value-type="string" calcext:value-type="string">
            <text:p>Volume Fraction</text:p>
          </table:table-cell>
          <table:table-cell office:value-type="string" calcext:value-type="string">
            <text:p>vol G per vol mix</text:p>
          </table:table-cell>
          <table:table-cell office:value-type="string" calcext:value-type="string">
            <text:p>vol w per vol mix</text:p>
          </table:table-cell>
          <table:table-cell office:value-type="string" calcext:value-type="string">
            <text:p>Viscosity (cP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C2]*30" office:value-type="float" office:value="0" calcext:value-type="float">
            <text:p>0</text:p>
          </table:table-cell>
          <table:table-cell table:formula="of:=30-[.D2]" office:value-type="float" office:value="30" calcext:value-type="float">
            <text:p>30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(1/((1/[.A3])-1)) * ([.B$11]/[.B$10])" office:value-type="float" office:value="7.98393079091024" calcext:value-type="float">
            <text:p>7.9839307909</text:p>
          </table:table-cell>
          <table:table-cell table:formula="of:=1/((1/[.B3])+1)" office:value-type="float" office:value="0.888690148747386" calcext:value-type="float">
            <text:p>0.8886901487</text:p>
          </table:table-cell>
          <table:table-cell table:formula="of:=[.C3]*30" office:value-type="float" office:value="26.6607044624216" calcext:value-type="float">
            <text:p>26.6607044624</text:p>
          </table:table-cell>
          <table:table-cell table:formula="of:=30-[.D3]" office:value-type="float" office:value="3.33929553757843" calcext:value-type="float">
            <text:p>3.339295537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(1/((1/[.A4])-1)) * ([.B$11]/[.B$10])" office:value-type="float" office:value="15.0027710466555" calcext:value-type="float">
            <text:p>15.0027710467</text:p>
          </table:table-cell>
          <table:table-cell table:formula="of:=1/((1/[.B4])+1)" office:value-type="float" office:value="0.93751082252664" calcext:value-type="float">
            <text:p>0.9375108225</text:p>
          </table:table-cell>
          <table:table-cell table:formula="of:=[.C4]*30" office:value-type="float" office:value="28.1253246757992" calcext:value-type="float">
            <text:p>28.1253246758</text:p>
          </table:table-cell>
          <table:table-cell table:formula="of:=30-[.D4]" office:value-type="float" office:value="1.87467532420079" calcext:value-type="float">
            <text:p>1.874675324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(1/((1/[.A5])-1)) * ([.B$11]/[.B$10])" office:value-type="float" office:value="25.5310314302733" calcext:value-type="float">
            <text:p>25.5310314303</text:p>
          </table:table-cell>
          <table:table-cell table:formula="of:=1/((1/[.B5])+1)" office:value-type="float" office:value="0.962308287839162" calcext:value-type="float">
            <text:p>0.9623082878</text:p>
          </table:table-cell>
          <table:table-cell table:formula="of:=[.C5]*30" office:value-type="float" office:value="28.8692486351749" calcext:value-type="float">
            <text:p>28.8692486352</text:p>
          </table:table-cell>
          <table:table-cell table:formula="of:=30-[.D5]" office:value-type="float" office:value="1.13075136482513" calcext:value-type="float">
            <text:p>1.130751364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(1/((1/[.A6])-1)) * ([.B$11]/[.B$10])" office:value-type="float" office:value="78.1723333483623" calcext:value-type="float">
            <text:p>78.1723333484</text:p>
          </table:table-cell>
          <table:table-cell table:formula="of:=1/((1/[.B6])+1)" office:value-type="float" office:value="0.98736932514544" calcext:value-type="float">
            <text:p>0.9873693251</text:p>
          </table:table-cell>
          <table:table-cell table:formula="of:=[.C6]*30" office:value-type="float" office:value="29.6210797543632" calcext:value-type="float">
            <text:p>29.6210797544</text:p>
          </table:table-cell>
          <table:table-cell table:formula="of:=30-[.D6]" office:value-type="float" office:value="0.378920245636799" calcext:value-type="float">
            <text:p>0.378920245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table:formula="of:=[.C7]*30" office:value-type="float" office:value="30" calcext:value-type="float">
            <text:p>30</text:p>
          </table:table-cell>
          <table:table-cell table:formula="of:=30-[.D7]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g</text:p>
          </table:table-cell>
          <table:table-cell table:formula="of:=1277-0.654*[.B9]" office:value-type="float" office:value="1263.92" calcext:value-type="float">
            <text:p>126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w</text:p>
          </table:table-cell>
          <table:table-cell table:formula="of:=1000*(1-(([.B9]-4)/622)^1.7)" office:value-type="float" office:value="998.015914804674" calcext:value-type="float">
            <text:p>998.01591480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15:07.012429168</meta:creation-date>
    <dc:date>2017-04-11T14:23:14.940735923</dc:date>
    <meta:editing-duration>PT8M7S</meta:editing-duration>
    <meta:editing-cycles>2</meta:editing-cycles>
    <meta:generator>LibreOffice/5.1.6.2$Linux_X86_64 LibreOffice_project/10m0$Build-2</meta:generator>
    <meta:document-statistic meta:table-count="1" meta:cell-count="48" meta:object-count="0"/>
  </office:meta>
</office:document-meta>
</file>